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69000.0">
            <text:p>169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90000.0">
            <text:p>9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79000.0">
            <text:p>79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">
            <text:p>2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5">
            <text:p>5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6">
            <text:p>6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7">
            <text:p>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8">
            <text:p>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9">
            <text:p>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 I">
            <text:p>Info I</text:p>
          </table:table-cell>
          <table:table-cell table:number-columns-repeated="5"/>
        </table:table-row>
        <table:table-row>
          <table:table-cell office:value-type="float" office:value="10">
            <text:p>10</text:p>
          </table:table-cell>
          <table:table-cell office:value-type="float" office:value="34000">
            <text:p>34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 E">
            <text:p>Info E</text:p>
          </table:table-cell>
          <table:table-cell table:number-columns-repeated="5"/>
        </table:table-row>
        <table:table-row>
          <table:table-cell office:value-type="float" office:value="11">
            <text:p>1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2">
            <text:p>1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3">
            <text:p>1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4">
            <text:p>1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5">
            <text:p>15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6">
            <text:p>16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7">
            <text:p>1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8">
            <text:p>1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9">
            <text:p>1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0">
            <text:p>20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1">
            <text:p>2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2">
            <text:p>2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3">
            <text:p>2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4">
            <text:p>2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5">
            <text:p>25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6">
            <text:p>26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7">
            <text:p>2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8">
            <text:p>2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9">
            <text:p>2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0">
            <text:p>30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31">
            <text:p>3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2">
            <text:p>3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33">
            <text:p>3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4">
            <text:p>3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35">
            <text:p>35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6">
            <text:p>36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37">
            <text:p>37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